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7.95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456.75pt"/>
    </style:style>
    <style:style style:name="ro3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7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1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1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8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7"/>
          <table:table-cell table:style-name="ce7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1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1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1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1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1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1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1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1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1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1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1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1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1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1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1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1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1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9" office:value-type="string" calcext:value-type="string">
            <text:p>Multi-Spectral Scanner</text:p>
          </table:table-cell>
          <table:table-cell table:style-name="ce11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1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1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1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1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1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1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1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0" office:value-type="string" calcext:value-type="string">
            <text:p>Poseidon 2</text:p>
          </table:table-cell>
          <table:table-cell table:style-name="ce11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0" office:value-type="string" calcext:value-type="string">
            <text:p>Poseidon 3</text:p>
          </table:table-cell>
          <table:table-cell table:style-name="ce11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1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 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9" office:value-type="string" calcext:value-type="string">
            <text:p>Sea-viewing Wide Field-of-view Sensor</text:p>
          </table:table-cell>
          <table:table-cell table:style-name="ce11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1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1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1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1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1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1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1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1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1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1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1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1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58:37.4410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10-29T12:06:09Z</meta:creation-date>
    <dc:date>2016-08-19T12:05:10.018746000</dc:date>
    <meta:editing-cycles>30</meta:editing-cycles>
    <meta:editing-duration>PT4H27M48S</meta:editing-duration>
    <meta:document-statistic meta:table-count="3" meta:cell-count="247" meta:object-count="0"/>
    <meta:user-defined meta:name=""/>
  </office:meta>
</office:document-meta>
</file>